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1</text:p>
      <text:list xml:id="list1377314207990530527" text:style-name="L1">
        <text:list-item>
          <text:p text:style-name="P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217489146762436974" text:style-name="L2">
        <text:list-item>
          <text:p text:style-name="P1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252284918464529898" text:style-name="L3">
        <text:list-item>
          <text:p text:style-name="P11">Automatically installs cv2 if not already present. <text:s/>This package is needed for the new frame view feature.<text:line-break/></text:p>
        </text:list-item>
      </text:list>
      <text:p text:style-name="Standard">version 3.3.8</text:p>
      <text:list xml:id="list3528439814793852087" text:style-name="L4">
        <text:list-item>
          <text:p text:style-name="P1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562055703307871260" text:style-name="L5">
        <text:list-item>
          <text:p text:style-name="P13">A new button (View frame) with an associated spinner for entry of a frame <text:soft-page-break/>number has been added:</text:p>
          <text:p text:style-name="P1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147221912986973000" text:style-name="L6">
        <text:list-item>
          <text:p text:style-name="P1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49442105520010465" text:style-name="L7">
        <text:list-item>
          <text:p text:style-name="P1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681749683474794101" text:style-name="L8">
        <text:list-item>
          <text:p text:style-name="P16"><text:soft-page-break/>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130501943210169671" text:style-name="L9">
        <text:list-item>
          <text:p text:style-name="P1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394940919891354947" text:style-name="L10">
        <text:list-item>
          <text:p text:style-name="P18">Changed main plot so that the scroll wheel only zooms the x axis.</text:p>
        </text:list-item>
        <text:list-item>
          <text:p text:style-name="P18">Changed lightcurve plot so that it conforms properly to 'start-of-exposure'.<text:line-break/></text:p>
        </text:list-item>
      </text:list>
      <text:p text:style-name="Standard">version 3.2.8</text:p>
      <text:list xml:id="list7559212521001506731" text:style-name="L11">
        <text:list-item>
          <text:p text:style-name="P19">Changed font size in help files --- it was fine for Mac but too big for Win10<text:line-break/></text:p>
        </text:list-item>
      </text:list>
      <text:p text:style-name="Standard">version 3.2.7</text:p>
      <text:list xml:id="list4644528877783721711" text:style-name="L12">
        <text:list-item>
          <text:p text:style-name="P2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139916752367739508" text:style-name="L13">
        <text:list-item>
          <text:p text:style-name="P21">This is a 'cosmetic' release --- there should be NO detectable differences from version 3.2.5 in terms of functionality.</text:p>
        </text:list-item>
        <text:list-item>
          <text:p text:style-name="P21">All python files were brought into compliance with PEP 8 coding standards. <text:s/>Only I care about that.</text:p>
        </text:list-item>
        <text:list-item>
          <text:p text:style-name="P2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1">All this 'cosmetic' work is in preparation for working on PyOTE issues again.<text:line-break/> </text:p>
        </text:list-item>
      </text:list>
      <text:p text:style-name="Standard">version 3.2.5</text:p>
      <text:list xml:id="list9195416157602933648" text:style-name="L14">
        <text:list-item>
          <text:p text:style-name="P2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text:soft-page-break/>version 3.2.4</text:p>
      <text:list xml:id="list3761817524902709003" text:style-name="L15">
        <text:list-item>
          <text:p text:style-name="P23">Modified the test for newer version to accommodate the different strings returned by pip 18.1 and pip 19.0+</text:p>
        </text:list-item>
        <text:list-item>
          <text:p text:style-name="P23">Added ability to invoke PyOTE from PyMovie with an externally supplied csv file that is automatically opened.<text:line-break/></text:p>
        </text:list-item>
      </text:list>
      <text:p text:style-name="Standard">version 3.2.3</text:p>
      <text:list xml:id="list4935571270394478914" text:style-name="L16">
        <text:list-item>
          <text:p text:style-name="P2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Added support for the PyMovie csv format<text:line-break/></text:p>
        </text:list-item>
      </text:list>
      <text:p text:style-name="Standard">version 3.2.1</text:p>
      <text:list xml:id="list274635002728019452" text:style-name="L17">
        <text:list-item>
          <text:p text:style-name="P2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476920102337056984" text:style-name="L18">
        <text:list-item>
          <text:p text:style-name="P26">Changed GUI to better align text on min max edit boxes to avoid confusion.<text:line-break/></text:p>
        </text:list-item>
      </text:list>
      <text:p text:style-name="Standard">version 3.1.9</text:p>
      <text:list xml:id="list3900171099791388884" text:style-name="L19">
        <text:list-item>
          <text:p text:style-name="P27">Fixed a bug in the test for a min/max solution search being constrained by a too large min value.<text:line-break/></text:p>
        </text:list-item>
      </text:list>
      <text:p text:style-name="Standard">version 3.1.8</text:p>
      <text:list xml:id="list5411268828982414411" text:style-name="L20">
        <text:list-item>
          <text:p text:style-name="P28">version 3.1.7 was released without an updated version history. <text:s/>Here is what was changed in 3.1.7:<text:line-break/></text:p>
        </text:list-item>
        <text:list-item>
          <text:p text:style-name="P2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text:soft-page-break/>unless you have compelling reasons to do otherwise.<text:line-break/></text:p>
        </text:list-item>
      </text:list>
      <text:p text:style-name="Standard">version 3.1.6:</text:p>
      <text:list xml:id="list2512224707257844213" text:style-name="L21">
        <text:list-item>
          <text:p text:style-name="P29">Values entered in the Manual Timestamp Entry dialog box are now 'sticky', thus making corrections easy to do without requiring re-entry of all data. </text:p>
          <text:p text:style-name="P29"><text:line-break/>Also trapped is the case where a user has entered a custom frame time but failed to click the radio button indicating that it is to be used.<text:line-break/></text:p>
        </text:list-item>
      </text:list>
      <text:p text:style-name="Standard">version 3.1.5:</text:p>
      <text:list xml:id="list9086205694922072897" text:style-name="L22">
        <text:list-item>
          <text:p text:style-name="P3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147258888451382513" text:style-name="L23">
        <text:list-item>
          <text:p text:style-name="P31">Fixed error in new dropped reading detection logic when light curve was processed in field mode.<text:line-break/></text:p>
        </text:list-item>
        <text:list-item>
          <text:p text:style-name="P31">Cleaned up some language in tooltips.<text:line-break/></text:p>
        </text:list-item>
      </text:list>
      <text:p text:style-name="Standard">version 3.1.3:</text:p>
      <text:list xml:id="list6885258464056978382" text:style-name="L24">
        <text:list-item>
          <text:p text:style-name="P3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2">Eliminated the 'entry num' column in the data matrix at the lower left of the GUI. The 'entry num' is unused and a possible source of confusion with the frame or field number for the unwary.<text:line-break/></text:p>
        </text:list-item>
        <text:list-item>
          <text:p text:style-name="P32">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03396248441477177" text:style-name="L25">
        <text:list-item>
          <text:p text:style-name="P3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389037999614163883" text:style-name="L26">
        <text:list-item>
          <text:p text:style-name="P3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775272297010220227" text:style-name="L27">
        <text:list-item>
          <text:p text:style-name="P3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335210721744687205" text:style-name="L28">
        <text:list-item>
          <text:p text:style-name="P3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44073855466536394" text:style-name="L29">
        <text:list-item>
          <text:p text:style-name="P3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050162419314699859" text:style-name="L30">
        <text:list-item>
          <text:p text:style-name="P38">No code changes. <text:s/>This version is the same as 2.1.6 except that it is built on python 3.7. <text:s/>The previous versions used python 3.6. <text:s/>This allows new users to <text:soft-page-break/>install the latest Anaconda3 version (which installs python 3.7) without fiddling with archived Anaconda3 versions.<text:line-break/></text:p>
        </text:list-item>
      </text:list>
      <text:p text:style-name="Standard">version 2.1.6:</text:p>
      <text:list xml:id="list8493058796390651323" text:style-name="L31">
        <text:list-item>
          <text:p text:style-name="P3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029979877202529910" text:style-name="L32">
        <text:list-item>
          <text:p text:style-name="P40">Disable the Accept integration button when user overrides an automatic block analysis with a manual block selection followed by a click on the Block integrate button.<text:line-break/></text:p>
        </text:list-item>
      </text:list>
      <text:p text:style-name="Standard">version 2.1.4:</text:p>
      <text:list xml:id="list8858793149446618050" text:style-name="L33">
        <text:list-item>
          <text:p text:style-name="P41">Corrected a bug that kept manual selection of block integration from being performed after a refusal to accept the automatic block analysis results.<text:line-break/></text:p>
        </text:list-item>
      </text:list>
      <text:p text:style-name="Standard">version 2.1.3:</text:p>
      <text:list xml:id="list2445412268438901376" text:style-name="L34">
        <text:list-item>
          <text:p text:style-name="P4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292945322255181035" text:style-name="L35">
        <text:list-item>
          <text:p text:style-name="P4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364743939465403268" text:style-name="L36">
        <text:list-item>
          <text:p text:style-name="P44">Added progress bar tracking of block integration analysis because it can take an extended amount of time to complete the analysis when the light curve has many points.<text:line-break/></text:p>
        </text:list-item>
      </text:list>
      <text:p text:style-name="Standard">version 2.1.0</text:p>
      <text:list xml:id="list4341829255707384479" text:style-name="L37">
        <text:list-item>
          <text:p text:style-name="P4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095128841866809775" text:style-name="L38">
        <text:list-item>
          <text:p text:style-name="P46">Made the selection of Tooltip display 'sticky'</text:p>
        </text:list-item>
        <text:list-item>
          <text:p text:style-name="P46">Duration calculation when D and R span midnight now handled correctly</text:p>
        </text:list-item>
      </text:list>
      <text:p text:style-name="Standard"/>
      <text:p text:style-name="Standard">version 2.0.8</text:p>
      <text:list xml:id="list4829621669452724972" text:style-name="L39">
        <text:list-item>
          <text:p text:style-name="P47">toolTips changed to invoke and display in a custom dialog box that can be <text:soft-page-break/>moved and resized to better accommodate legacy displays</text:p>
        </text:list-item>
        <text:list-item>
          <text:p text:style-name="P47">Calc flash timing calculation fixed to properly deal with the non-integer frame numbers that can result from field processed csv files</text:p>
        </text:list-item>
        <text:list-item>
          <text:p text:style-name="P47">Flash timing has been verified to work with integrated light curves</text:p>
        </text:list-item>
        <text:list-item>
          <text:p text:style-name="P4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94420931969667793" text:style-name="L40">
        <text:list-item>
          <text:p text:style-name="P48">Adds a button to calculate the edge position of an LED timing flash.</text:p>
        </text:list-item>
        <text:list-item>
          <text:p text:style-name="P4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8">Adds a checkbox to force manual entry of timestamp info. <text:s/>This is useful when OCR on a VTI timed light curve has catastrophic errors. <text:s/>It is always employed when using LED flash timing.</text:p>
        </text:list-item>
      </text:list>
      <text:list xml:id="list8739355642881937196" text:style-name="L41">
        <text:list-item>
          <text:p text:style-name="P4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43901984933388791" text:style-name="L42">
        <text:list-item>
          <text:p text:style-name="P5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646125964057954309" text:style-name="L43">
        <text:list-item>
          <text:p text:style-name="P51">files generated by pyote now contain PYOTE in the filename.<text:line-break/></text:p>
        </text:list-item>
        <text:list-item>
          <text:p text:style-name="P5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941602962012572964" text:style-name="L44">
        <text:list-item>
          <text:p text:style-name="P5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ext:soft-page-break/>that.</text:p>
        </text:list-item>
      </text:list>
      <text:p text:style-name="Standard"/>
      <text:p text:style-name="Standard">version 2.0.3</text:p>
      <text:list xml:id="list6261103708403381239" text:style-name="L45">
        <text:list-item>
          <text:p text:style-name="P5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602265786803756776" text:style-name="L46">
        <text:list-item>
          <text:p text:style-name="P5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114562498649606684" text:style-name="L47">
        <text:list-item>
          <text:p text:style-name="P55">improved handling of D and R region selection so that one cannot enter an invalid configuration --- automatic corrections/changes are applied.<text:line-break/></text:p>
        </text:list-item>
        <text:list-item>
          <text:p text:style-name="P5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857270969214878441" text:style-name="L48">
        <text:list-item>
          <text:p text:style-name="P5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930967283784415999" text:style-name="L49">
        <text:list-item>
          <text:p text:style-name="P5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946721677813678921" text:style-name="L50">
        <text:list-item>
          <text:p text:style-name="P5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485828504664062046" text:style-name="L51">
        <text:list-item>
          <text:p text:style-name="P5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179379479128041926" text:style-name="L52">
        <text:list-item>
          <text:p text:style-name="P6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15T20:58:30</dc:date>
    <meta:editing-cycles>80</meta:editing-cycles>
    <meta:editing-duration>PT19H56M56S</meta:editing-duration>
    <meta:document-statistic meta:table-count="0" meta:image-count="2" meta:object-count="0" meta:page-count="11" meta:paragraph-count="156" meta:word-count="4601" meta:character-count="26844"/>
    <meta:template xlink:type="simple" xlink:actuate="onRequest" xlink:title="" xlink:href="Normal"/>
  </office:meta>
</office:document-meta>
</file>